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1">00/00/0000</text:date>, <text:time style:data-style-name="N2" text:time-value="18:43:05.8351727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9T09:03:40.966887268</meta:creation-date>
    <dc:date>2021-03-11T18:43:18.576956519</dc:date>
    <meta:editing-duration>PT45S</meta:editing-duration>
    <meta:editing-cycles>2</meta:editing-cycles>
    <meta:generator>LibreOffice/7.0.3.1$Linux_X86_64 LibreOffice_project/00$Build-1</meta:generator>
    <meta:document-statistic meta:table-count="1" meta:cell-count="29" meta:object-count="0"/>
  </office:meta>
</office:document-meta>
</file>